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Harmonyへ、</text:p>
      <text:p text:style-name="Normal">Before beginning, you’d made a promise to yourself how in writing this story, you’d aim to become the best ever.</text:p>
      <text:p text:style-name="Normal">でもやっぱり、どうでもいい、それは。興味あんまりない、正直言うと。</text:p>
      <text:p text:style-name="Normal">However, there’s something else that’s important in what you’d said, and that I want to stick to: the promise of your best. I suspect that yes, there was ambition and pride, but deeper down, there was also a conviction that you wouldn’t be able to bring out the very best of yourself if other people weren’t in the picture. And I think that conviction is wrong. Because, after all, you’re Harmony.</text:p>
      <text:p text:style-name="Normal">I don’t care to become the best ever. I don’t even care to become the best writer I can be. I only care to write to the best of my abilities. For the people we’ll create, and for the ones we’ll change. And, probably, for myself too.</text:p>
      <text:p text:style-name="Normal">Whether I want it or not, I am the God of the worlds I create. そして、神様として。。。頑張りたい。全世界に魂を与えるのが私の義務だと思う。</text:p>
      <text:p text:style-name="Normal">So, let this last rewrite be a work of love, not ambition. A work of art, not of pride. I’ve long believed that us artists do not create, we merely perform some very high level conversion. Now, I’ve come to think that perhaps, that conversion is the true form of creation.</text:p>
      <text:p text:style-name="Normal">さて。こっちはさ、</text:p>
      <text:p text:style-name="Normal">伝えたいことしかないのに、何も声が出なくてごめんね。</text:p>
      <text:p text:style-name="Normal">僕は毒虫になった、そんなに興味もないと思うけどさ。</text:p>
      <text:p text:style-name="Normal"/>
      <text:p text:style-name="Normal">So, Harmony, here’s my one request for this rewrite: write for yourself, only for yourself, and most importantly, truly for yourself. Write a story that you’ll love.</text:p>
      <text:p text:style-name="Normal">To Harmony,</text:p>
      <text:p text:style-name="Normal">With lov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